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sans-serif" fo:font-size="18.75pt"/>
    </style:style>
    <style:style style:name="P2" style:family="paragraph" style:parent-style-name="Standard">
      <style:text-properties style:font-name="sans-serif" fo:font-size="16.5pt"/>
    </style:style>
    <style:style style:name="P3" style:family="paragraph" style:parent-style-name="Standard">
      <style:text-properties style:font-name="sans-serif" fo:font-size="12.75pt"/>
    </style:style>
    <style:style style:name="P4" style:family="paragraph" style:parent-style-name="Standard">
      <style:text-properties style:font-name="sans-serif" fo:font-size="15.75pt"/>
    </style:style>
    <style:style style:name="P5" style:family="paragraph" style:parent-style-name="Standard">
      <style:text-properties style:font-name="sans-serif" fo:font-size="12.75pt"/>
    </style:style>
    <style:style style:name="P6" style:family="paragraph" style:parent-style-name="Standard">
      <style:text-properties style:font-name="sans-serif" fo:font-size="12.75pt" officeooo:rsid="0009bdef" officeooo:paragraph-rsid="0009bdef"/>
    </style:style>
    <style:style style:name="P7" style:family="paragraph" style:parent-style-name="Standard">
      <style:text-properties style:font-name="sans-serif" fo:font-size="12.75pt" officeooo:paragraph-rsid="000eeb8c"/>
    </style:style>
    <style:style style:name="P8" style:family="paragraph" style:parent-style-name="Standard">
      <style:text-properties style:font-name="sans-serif" fo:font-size="18.75pt"/>
    </style:style>
    <style:style style:name="P9" style:family="paragraph" style:parent-style-name="Standard" style:list-style-name="L1">
      <style:text-properties officeooo:paragraph-rsid="0009bdef"/>
    </style:style>
    <style:style style:name="P10" style:family="paragraph" style:parent-style-name="Standard" style:list-style-name="L1">
      <style:text-properties officeooo:paragraph-rsid="000d66d8"/>
    </style:style>
    <style:style style:name="P11" style:family="paragraph" style:parent-style-name="Standard" style:list-style-name="L1">
      <style:text-properties officeooo:paragraph-rsid="000eeb8c"/>
    </style:style>
    <style:style style:name="P12" style:family="paragraph" style:parent-style-name="Standard" style:list-style-name="L1">
      <style:text-properties officeooo:rsid="000eeb8c" officeooo:paragraph-rsid="000eeb8c"/>
    </style:style>
    <style:style style:name="T1" style:family="text">
      <style:text-properties officeooo:rsid="0007d851"/>
    </style:style>
    <style:style style:name="T2" style:family="text">
      <style:text-properties officeooo:rsid="0009bdef"/>
    </style:style>
    <style:style style:name="T3" style:family="text">
      <style:text-properties officeooo:rsid="000eeb8c"/>
    </style:style>
    <style:style style:name="T4" style:family="text">
      <style:text-properties style:font-name="sans-serif" fo:font-size="12.75pt"/>
    </style:style>
    <style:style style:name="T5" style:family="text">
      <style:text-properties style:font-name="sans-serif" fo:font-size="12.75pt" officeooo:rsid="0009bdef"/>
    </style:style>
    <style:style style:name="T6" style:family="text">
      <style:text-properties style:font-name="sans-serif" fo:font-size="12.75pt" officeooo:rsid="000b8410"/>
    </style:style>
    <style:style style:name="T7" style:family="text">
      <style:text-properties style:font-name="sans-serif" fo:font-size="12.75pt" officeooo:rsid="000d66d8"/>
    </style:style>
    <style:style style:name="T8" style:family="text">
      <style:text-properties style:font-name="sans-serif" fo:font-size="12.75pt" officeooo:rsid="000eeb8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troduction </text:p>
      <text:p text:style-name="P2">1.1 Purpose </text:p>
      <text:p text:style-name="P3">The purpose of this document is to outline the software</text:p>
      <text:p text:style-name="P3">design of the <text:span text:style-name="T2">Android Application</text:span> <text:span text:style-name="T2">for TxMan</text:span>. <text:span text:style-name="T2">This is a general purpose application for sharing and viewing product catalogs. The mobile application will enhance the B2B interaction through quick response time.</text:span></text:p>
      <text:p text:style-name="P3"/>
      <text:p text:style-name="P2">1.2 Scope </text:p>
      <text:p text:style-name="P3">This document aims to be a guide for developers to implement the prospective <text:span text:style-name="T2">Tradeboox TxMan Android version</text:span>. The <text:s/>software will consist of th<text:span text:style-name="T2">ese</text:span> major components: </text:p>
      <text:list xml:id="list3041238390297786334" text:style-name="L1">
        <text:list-item>
          <text:p text:style-name="P9"><text:span text:style-name="T5">The </text:span><text:span text:style-name="T6">application allows the user to Register into TxMan via E-mail and Mobile phone number.</text:span></text:p>
        </text:list-item>
        <text:list-item>
          <text:p text:style-name="P10"><text:span text:style-name="T7">The registered user can </text:span><text:span text:style-name="T8">view and update complete company profile.</text:span></text:p>
        </text:list-item>
        <text:list-item>
          <text:p text:style-name="P11"><text:span text:style-name="T8">The user can also be registered by setting up pass for web access.</text:span></text:p>
        </text:list-item>
        <text:list-item>
          <text:p text:style-name="P12"><text:span text:style-name="T4">The unregistered user can view catalogs but cannot share them.</text:span></text:p>
        </text:list-item>
        <text:list-item>
          <text:p text:style-name="P12"><text:span text:style-name="T4">The registered user can share catalogs via phone, E-mail.</text:span></text:p>
        </text:list-item>
        <text:list-item>
          <text:p text:style-name="P12"><text:span text:style-name="T4">The registered user can also make changes to the share.</text:span></text:p>
        </text:list-item>
      </text:list>
      <text:p text:style-name="P6"/>
      <text:p text:style-name="P2">1.3 Document Usage </text:p>
      <text:p text:style-name="P3">Although this document will go into some detail about interface specifications and implementation details, developers are encouraged to use their best judgment when making implementation decisions. </text:p>
      <text:p text:style-name="P7"><text:span text:style-name="T3">User screens will be contained in this document but</text:span> this document do not attempt to specify the low level details of each class, i.e. private attributes, user interface events, etc. Instead the document intends to </text:p>
      <text:p text:style-name="P3">specify enough detail for the classes that a developer</text:p>
      <text:p text:style-name="P3">can implement it. </text:p>
      <text:p text:style-name="P3"/>
      <text:p text:style-name="P2">1.4 Definitions</text:p>
      <text:p text:style-name="Standard"><text:span text:style-name="T4"/></text:p>
      <text:p text:style-name="Standard"><text:span text:style-name="T4">Form page </text:span>– <text:span text:style-name="T4">A single screen on the smart-phone that displays an input field. </text:span></text:p>
      <text:p text:style-name="Standard"><text:span text:style-name="T8">F</text:span><text:span text:style-name="T4">orm field </text:span>– <text:span text:style-name="T4">A single input that can be a dropdown, text-field, date-time field, fill-in field, etc. </text:span></text:p>
      <text:p text:style-name="Standard"><text:span text:style-name="T4">Form Field Type </text:span>– <text:span text:style-name="T4">Field types such as text fields, drop down fields, </text:span></text:p>
      <text:p text:style-name="P3">date fields, state location fields, etc. </text:p>
      <text:p text:style-name="P1"/>
      <text:p text:style-name="P1">2 Design Overview </text:p>
      <text:p text:style-name="P2">2.1 Description of Problem </text:p>
      <text:p text:style-name="P2">2.2 Technologies </text:p>
      <text:p text:style-name="P3">For the actual implementations, we will be using the Android SDK for the mobile application.The reason we have chosen the Android platform is because of its ease of development and large selection of existing APIs for the mobile platform. </text:p>
      <text:p text:style-name="P2"><text:soft-page-break/>2.3 Architecture </text:p>
      <text:p text:style-name="P4">2.3.1 General Desig<text:span text:style-name="T1">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9T17:40:44.194808028</meta:creation-date>
    <dc:date>2016-04-20T09:59:46.266798956</dc:date>
    <meta:editing-duration>PT51M30S</meta:editing-duration>
    <meta:editing-cycles>4</meta:editing-cycles>
    <meta:generator>LibreOffice/4.4.2.2$Linux_X86_64 LibreOffice_project/40m0$Build-2</meta:generator>
    <meta:document-statistic meta:table-count="0" meta:image-count="0" meta:object-count="0" meta:page-count="2" meta:paragraph-count="28" meta:word-count="323" meta:character-count="2016" meta:non-whitespace-character-count="1706"/>
  </office:meta>
</office:document-meta>
</file>